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2b4" officeooo:paragraph-rsid="000782b4"/>
    </style:style>
    <style:style style:name="P2" style:family="paragraph" style:parent-style-name="Standard">
      <style:text-properties officeooo:rsid="000782b4" officeooo:paragraph-rsid="000782b4"/>
    </style:style>
    <style:style style:name="P3" style:family="paragraph" style:parent-style-name="Standard">
      <style:text-properties officeooo:rsid="0007fa30" officeooo:paragraph-rsid="0007fa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roval.ProcessWorkitemRequest req2 = </text:p>
      <text:p text:style-name="P1"><text:s text:c="12"/>new Approval.ProcessWorkitemRequest(); </text:p>
      <text:p text:style-name="P1">Id witemId = [Select p.Id from ProcessInstanceWorkitem p </text:p>
      <text:p text:style-name="P1"><text:s text:c="12"/>where p.ProcessInstance.TargetObjectId =: 'a167F000000URc2'].Id; </text:p>
      <text:p text:style-name="P1"><text:s text:c="8"/>req2.setComments('Approving request.'); </text:p>
      <text:p text:style-name="P1"><text:s text:c="8"/>req2.setAction('Approve'); </text:p>
      <text:p text:style-name="P1"><text:s text:c="8"/>req2.setNextApproverIds(new Id[] {UserInfo.getUserId()}); </text:p>
      <text:p text:style-name="P1"><text:s text:c="8"/></text:p>
      <text:p text:style-name="P1"><text:s text:c="8"/>// Use the ID from the newly created item to specify the item to be worked </text:p>
      <text:p text:style-name="P1"><text:s text:c="8"/>req2.setWorkitemId(witemId); </text:p>
      <text:p text:style-name="P1"><text:s text:c="8"/></text:p>
      <text:p text:style-name="P1"><text:s text:c="8"/>// Submit the request for approval </text:p>
      <text:p text:style-name="P1"><text:s text:c="8"/>Approval.ProcessResult result2 = <text:s/>Approval.process(req2);</text:p>
      <text:p text:style-name="P1"/>
      <text:p text:style-name="P1"/>
      <text:p text:style-name="P1"/>
      <text:p text:style-name="P1"/>
      <text:p text:style-name="P1">public Id getWorkItemId(Id targetObjectId) </text:p>
      <text:p text:style-name="P1"><text:s text:c="4"/>{ </text:p>
      <text:p text:style-name="P1"><text:s text:c="8"/>Id retVal = null; </text:p>
      <text:p text:style-name="P1"/>
      <text:p text:style-name="P1"><text:s text:c="8"/>for(ProcessInstanceWorkitem workItem <text:s/>: [Select p.Id from ProcessInstanceWorkitem p </text:p>
      <text:p text:style-name="P1"><text:s text:c="12"/>where p.ProcessInstance.TargetObjectId =: targetObjectId]) </text:p>
      <text:p text:style-name="P1"><text:s text:c="8"/>{ </text:p>
      <text:p text:style-name="P1"><text:s text:c="12"/>retVal <text:s/>= <text:s/>workItem.Id; </text:p>
      <text:p text:style-name="P1"><text:s text:c="8"/>} </text:p>
      <text:p text:style-name="P1"/>
      <text:p text:style-name="P1"><text:s text:c="8"/>return retVal; </text:p>
      <text:p text:style-name="P1"><text:s text:c="4"/>}</text:p>
      <text:p text:style-name="P1"/>
      <text:p text:style-name="P1"/>
      <text:p text:style-name="P3">public with sharing class HRCompensationPlanTriggerHandler {</text:p>
      <text:p text:style-name="P3"><text:s text:c="4"/></text:p>
      <text:p text:style-name="P3"><text:s text:c="5"/>public static void beforeInsertHRCompensationPlane(List&lt;SHCM__Compensation_Plan__c&gt; insertedNewListHRCompensationPlan){</text:p>
      <text:p text:style-name="P3"><text:s text:c="8"/>beforeInsertHRCompensationPlaneAction(insertedNewListHRCompensationPlan);</text:p>
      <text:p text:style-name="P3"><text:s text:c="5"/>}</text:p>
      <text:p text:style-name="P3"><text:s text:c="5"/></text:p>
      <text:p text:style-name="P3"><text:s text:c="5"/>private static void beforeInsertHRCompensationPlaneAction(List&lt;SHCM__Compensation_Plan__c&gt; insertedNewListHRCompensationPlan){</text:p>
      <text:p text:style-name="P3"><text:s text:c="8"/></text:p>
      <text:p text:style-name="P3"><text:s text:c="8"/>Set&lt;String&gt; setHRCompensationPlaneOwnerId = new Set&lt;String&gt;(); <text:s text:c="3"/>//When ViewAll Checked</text:p>
      <text:p text:style-name="P3"><text:s text:c="8"/></text:p>
      <text:p text:style-name="P3"><text:s text:c="8"/>List&lt;SHCM__Compensation_Plan__c&gt; CompensationPlanList = new List&lt;SHCM__Compensation_Plan__c&gt;(); </text:p>
      <text:p text:style-name="P3"><text:s text:c="9"/></text:p>
      <text:p text:style-name="P3"><text:s text:c="8"/>//SHCM__Compensation_Plan Id;</text:p>
      <text:p text:style-name="P3"><text:s text:c="8"/>for(SHCM__Compensation_Plan__c objCon : insertedNewListHRCompensationPlan){</text:p>
      <text:p text:style-name="P3"><text:s text:c="12"/></text:p>
      <text:p text:style-name="P3"><text:s text:c="12"/>system.debug('objCon-----'+objCon);</text:p>
      <text:p text:style-name="P3"><text:soft-page-break/><text:s text:c="12"/>if(objCon != NULL){</text:p>
      <text:p text:style-name="P3"><text:s text:c="16"/>system.debug('objCon-----------'+objCon.Ownerid);</text:p>
      <text:p text:style-name="P3"><text:s text:c="16"/>setHRCompensationPlaneOwnerId.add(objCon.Ownerid); <text:s text:c="7"/>//ViewAll is Checked;</text:p>
      <text:p text:style-name="P3"><text:s text:c="12"/>} <text:s text:c="2"/></text:p>
      <text:p text:style-name="P3"><text:s text:c="8"/>}</text:p>
      <text:p text:style-name="P3"><text:s text:c="8"/>List&lt;SHCM__Contact_HCM__c&gt; ListContactHCM = [select id ,SHCM__active__c,owner.id,SHCM__reviewingManager__c,SHCM__salesforceUser__c from SHCM__Contact_HCM__c where OwnerId != null and <text:s/>OwnerId in:setHRCompensationPlaneOwnerId];</text:p>
      <text:p text:style-name="P3"><text:s text:c="8"/>system.debug('ListContactHCM-----'+ListContactHCM);</text:p>
      <text:p text:style-name="P3"><text:s text:c="9"/></text:p>
      <text:p text:style-name="P3"><text:s text:c="8"/>for(SHCM__Compensation_Plan__c objComPlan :insertedNewListHRCompensationPlan)</text:p>
      <text:p text:style-name="P3"><text:s text:c="8"/>{</text:p>
      <text:p text:style-name="P3"><text:s text:c="10"/>system.debug('objComPlan------'+objComPlan);</text:p>
      <text:p text:style-name="P3"><text:s text:c="10"/>for(SHCM__Contact_HCM__c objContactHCM :ListContactHCM)</text:p>
      <text:p text:style-name="P3"><text:s text:c="10"/>{</text:p>
      <text:p text:style-name="P3"><text:s text:c="12"/>system.debug('objContactHCM -----'+objContactHCM +objContactHCM.SHCM__active__c +objComPlan.OwnerId);</text:p>
      <text:p text:style-name="P3"><text:s text:c="13"/>if(objContactHCM.SHCM__active__c == true &amp;&amp; objContactHCM.OwnerId == objComPlan.OwnerId)</text:p>
      <text:p text:style-name="P3"><text:s text:c="13"/>{ <text:s/></text:p>
      <text:p text:style-name="P3"><text:s text:c="18"/>system.debug('objContactHCM.SHCM__reviewingManager__c'+objContactHCM.SHCM__reviewingManager__c); <text:s/></text:p>
      <text:p text:style-name="P3"><text:s text:c="18"/>system.debug('objContactHCM.SHCM__reviewingManager__c'+objContactHCM.SHCM__salesforceUser__c);</text:p>
      <text:p text:style-name="P3"><text:s text:c="18"/>objComPlan.SHCM__reviewingManager__c = objContactHCM.SHCM__reviewingManager__c; </text:p>
      <text:p text:style-name="P3"><text:s text:c="18"/>objComPlan.SHCM__reviewingManagerUser__c = objContactHCM.SHCM__salesforceUser__c; </text:p>
      <text:p text:style-name="P3"><text:s text:c="18"/>objComPlan.SHCM__status__c='Saved';</text:p>
      <text:p text:style-name="P3"><text:s text:c="18"/>CompensationPlanList.add(objComPlan); <text:s/></text:p>
      <text:p text:style-name="P3"><text:s text:c="18"/>system.debug('CompensationPlanList------'+CompensationPlanList);</text:p>
      <text:p text:style-name="P3"><text:s text:c="13"/>}</text:p>
      <text:p text:style-name="P3"><text:s text:c="10"/>} <text:s text:c="6"/></text:p>
      <text:p text:style-name="P3"><text:s text:c="8"/>} <text:s text:c="4"/></text:p>
      <text:p text:style-name="P3"><text:s text:c="5"/>} </text:p>
      <text:p text:style-name="P3"><text:s text:c="6"/></text:p>
      <text:p text:style-name="P3"><text:s text:c="5"/>public static void beforeUpdateHRCompensationPlane(List&lt;SHCM__Compensation_Plan__c&gt; updateNewHRCompensationPlan,Map&lt;Id,SHCM__Compensation_Plan__c&gt; updateOldMapHRCompensationPlan){</text:p>
      <text:p text:style-name="P3"><text:s text:c="5"/></text:p>
      <text:p text:style-name="P3"><text:s text:c="6"/>beforeUpdataHRCompensationPlaneAction(updateNewHRCompensationPlan, updateOldMapHRCompensationPlan); <text:s text:c="2"/></text:p>
      <text:p text:style-name="P3"><text:s text:c="5"/>}</text:p>
      <text:p text:style-name="P3"><text:s text:c="5"/></text:p>
      <text:p text:style-name="P3"><text:s text:c="5"/>private static void beforeUpdataHRCompensationPlaneAction(List&lt;SHCM__Compensation_Plan__c&gt; updateNewHRCompensationPlan,Map&lt;Id,SHCM__Compensation_Plan__c&gt; updateOldMapHRCompensationPlan){</text:p>
      <text:p text:style-name="P3"><text:s text:c="5"/></text:p>
      <text:p text:style-name="P3"><text:soft-page-break/><text:s text:c="9"/>Set&lt;String&gt; setHRCompensationPlaneOwnerId = new Set&lt;String&gt;(); <text:s text:c="3"/></text:p>
      <text:p text:style-name="P3"><text:s text:c="9"/>List&lt;SHCM__Compensation_Plan__c&gt; CompensationPlanList = new List&lt;SHCM__Compensation_Plan__c&gt;(); </text:p>
      <text:p text:style-name="P3"><text:s text:c="9"/></text:p>
      <text:p text:style-name="P3"><text:s text:c="9"/>for(SHCM__Compensation_Plan__c objCon : updateNewHRCompensationPlan){</text:p>
      <text:p text:style-name="P3"><text:s text:c="12"/></text:p>
      <text:p text:style-name="P3"><text:s text:c="13"/>system.debug('objCon-----'+objCon);</text:p>
      <text:p text:style-name="P3"><text:s text:c="13"/>if(objCon != NULL){</text:p>
      <text:p text:style-name="P3"><text:s text:c="17"/>system.debug('objCon-----------'+objCon.Ownerid);</text:p>
      <text:p text:style-name="P3"><text:s text:c="17"/>setHRCompensationPlaneOwnerId.add(objCon.Ownerid); <text:s text:c="7"/>//ViewAll is Checked;</text:p>
      <text:p text:style-name="P3"><text:s text:c="13"/>} <text:s text:c="2"/></text:p>
      <text:p text:style-name="P3"><text:s text:c="10"/>}</text:p>
      <text:p text:style-name="P3"><text:s text:c="10"/>List&lt;SHCM__Contact_HCM__c&gt; ListContactHCM = [select id ,SHCM__active__c,owner.id,SHCM__reviewingManager__c,SHCM__salesforceUser__c from SHCM__Contact_HCM__c where OwnerId != null and <text:s/>OwnerId in:setHRCompensationPlaneOwnerId];</text:p>
      <text:p text:style-name="P3"><text:s text:c="10"/>system.debug('ListContactHCM-----'+ListContactHCM);</text:p>
      <text:p text:style-name="P3"><text:s text:c="9"/></text:p>
      <text:p text:style-name="P3"><text:s text:c="10"/>for(SHCM__Compensation_Plan__c objComPlan :updateNewHRCompensationPlan)</text:p>
      <text:p text:style-name="P3"><text:s text:c="10"/>{</text:p>
      <text:p text:style-name="P3"><text:s text:c="14"/>system.debug('New List Of compensatin plan--'+updateNewHRCompensationPlan);</text:p>
      <text:p text:style-name="P3"><text:s text:c="14"/>system.debug('Old List Of compensatin plan--'+updateOldMapHRCompensationPlan);</text:p>
      <text:p text:style-name="P3"><text:s text:c="14"/>SHCM__Compensation_Plan__c CompensationPlanOldOwnerId = updateOldMapHRCompensationPlan.get(objComPlan.id);</text:p>
      <text:p text:style-name="P3"><text:s text:c="10"/></text:p>
      <text:p text:style-name="P3"><text:s text:c="14"/>// objComPlan.OwnerId != CompensationPlanOldOwnerId.OwnerId &amp;&amp;</text:p>
      <text:p text:style-name="P3"><text:s text:c="14"/>system.debug('CompensationPlanOldOwnerId'+CompensationPlanOldOwnerId);</text:p>
      <text:p text:style-name="P3"><text:s text:c="14"/>system.debug('updateOldMapHRCompensationPlan.containsKey(objComPlan.id)'+updateOldMapHRCompensationPlan.containsKey(objComPlan.id));</text:p>
      <text:p text:style-name="P3"><text:s text:c="14"/>If( updateOldMapHRCompensationPlan.containsKey(objComPlan.id)){</text:p>
      <text:p text:style-name="P3"><text:s text:c="10"/></text:p>
      <text:p text:style-name="P3"><text:s text:c="18"/>system.debug('objComPlan------'+objComPlan);</text:p>
      <text:p text:style-name="P3"><text:s text:c="18"/>for(SHCM__Contact_HCM__c objContactHCM :ListContactHCM)</text:p>
      <text:p text:style-name="P3"><text:s text:c="18"/>{</text:p>
      <text:p text:style-name="P3"><text:s text:c="24"/>system.debug('objContactHCM -----'+objContactHCM +objContactHCM.SHCM__active__c +objComPlan.OwnerId);</text:p>
      <text:p text:style-name="P3"><text:s text:c="24"/>system.debug('objContactHCM.SHCM__active__c'+objContactHCM.SHCM__active__c);</text:p>
      <text:p text:style-name="P3"><text:s text:c="24"/>if(objContactHCM.SHCM__active__c == true <text:s/>&amp;&amp; objContactHCM.OwnerId != null) </text:p>
      <text:p text:style-name="P3"><text:s text:c="25"/>{ <text:s/></text:p>
      <text:p text:style-name="P3"><text:s text:c="30"/>system.debug('objContactHCM.SHCM__reviewingManager__c'+objContactHCM.SHCM__reviewingManager__c); <text:s/></text:p>
      <text:p text:style-name="P3"><text:s text:c="30"/>system.debug('objContactHCM.SHCM__reviewingManager__c'+objContactHCM.SHCM__salesforceUser__c);</text:p>
      <text:p text:style-name="P3"><text:s text:c="30"/>objComPlan.SHCM__reviewingManager__c = objContactHCM.SHCM__reviewingManager__c; </text:p>
      <text:p text:style-name="P3"><text:s text:c="30"/>objComPlan.SHCM__reviewingManagerUser__c = objContactHCM.SHCM__salesforceUser__c; </text:p>
      <text:p text:style-name="P3"><text:soft-page-break/><text:s text:c="30"/>CompensationPlanList.add(objComPlan); <text:s/></text:p>
      <text:p text:style-name="P3"><text:s text:c="30"/>system.debug('CompensationPlanList------'+CompensationPlanList);</text:p>
      <text:p text:style-name="P3"><text:s text:c="25"/>}</text:p>
      <text:p text:style-name="P3"><text:s text:c="18"/>} <text:s/></text:p>
      <text:p text:style-name="P3"><text:s text:c="15"/>} <text:s text:c="7"/></text:p>
      <text:p text:style-name="P3"><text:s text:c="12"/>}</text:p>
      <text:p text:style-name="P3"><text:s text:c="9"/>}</text:p>
      <text:p text:style-name="P3"><text:s text:c="5"/></text:p>
      <text:p text:style-name="P3"><text:s text:c="9"/>public static void afterUpdateHRCompensationPlane(List&lt;SHCM__Compensation_Plan__c&gt; updateNewListHRCompensationPlan){</text:p>
      <text:p text:style-name="P3"><text:s text:c="12"/>afterUpdateHRCompensationPlaneAction(updateNewListHRCompensationPlan);</text:p>
      <text:p text:style-name="P3"><text:s text:c="9"/>}</text:p>
      <text:p text:style-name="P3"><text:s text:c="5"/></text:p>
      <text:p text:style-name="P3"><text:s text:c="9"/>private static void afterUpdateHRCompensationPlaneAction(List&lt;SHCM__Compensation_Plan__c&gt; updateNewListHRCompensationPlan){</text:p>
      <text:p text:style-name="P3"><text:s text:c="13"/></text:p>
      <text:p text:style-name="P3"><text:s text:c="14"/>Set&lt;String&gt; setHRCompensationPlaneId = new Set&lt;String&gt;();</text:p>
      <text:p text:style-name="P3"><text:s text:c="14"/>Set&lt;String&gt; setHRCompensationPlaneOwnerId = new Set&lt;String&gt;();</text:p>
      <text:p text:style-name="P3"><text:s text:c="14"/>Set&lt;String&gt; setHRCompensationPlaneStatus = new Set&lt;String&gt;(); <text:s text:c="2"/></text:p>
      <text:p text:style-name="P3"><text:s text:c="12"/></text:p>
      <text:p text:style-name="P3"><text:s text:c="13"/>for(SHCM__Compensation_Plan__c objCon : updateNewListHRCompensationPlan){</text:p>
      <text:p text:style-name="P3"><text:s text:c="16"/></text:p>
      <text:p text:style-name="P3"><text:s text:c="17"/>system.debug('objCon-----'+objCon);</text:p>
      <text:p text:style-name="P3"><text:s text:c="17"/>if(objCon != NULL){</text:p>
      <text:p text:style-name="P3"><text:s text:c="18"/></text:p>
      <text:p text:style-name="P3"><text:s text:c="21"/>system.debug('objCon-Status----------'+objCon.SHCM__status__c);</text:p>
      <text:p text:style-name="P3"><text:s text:c="21"/>system.debug('objCon- Id----------'+objCon.Id);</text:p>
      <text:p text:style-name="P3"><text:s text:c="21"/>setHRCompensationPlaneOwnerId.add(objCon.Ownerid);</text:p>
      <text:p text:style-name="P3"><text:s text:c="21"/>setHRCompensationPlaneId.add(objCon.id);</text:p>
      <text:p text:style-name="P3"><text:s text:c="21"/>setHRCompensationPlaneStatus.add(objCon.SHCM__status__c);</text:p>
      <text:p text:style-name="P3"><text:s text:c="17"/>} <text:s text:c="2"/></text:p>
      <text:p text:style-name="P3"><text:s text:c="14"/>}</text:p>
      <text:p text:style-name="P3"><text:s text:c="14"/>List&lt;SHCM__Compensation_Grade__c&gt; listSHCMCompensationGrade = [select id ,SHCM__approvalDate__c,SHCM__compensationPlan__c,SHCM__defaultBaseCompensation__c,SHCM__description__c,SHCM__gradeStep__c,SHCM__maximum__c,SHCM__midpoint__c, <text:s/>SHCM__minimum__c,SHCM__rangeSpread__c,SHCM__status__c,SHCM__targetBonusPercent__c, <text:s/>SHCM__targetMeritPercent__c from SHCM__Compensation_Grade__c where OwnerId != null and <text:s/>OwnerId in:setHRCompensationPlaneOwnerId];</text:p>
      <text:p text:style-name="P3"><text:s text:c="14"/>system.debug('listSHCMCompensationGrade-----'+listSHCMCompensationGrade);</text:p>
      <text:p text:style-name="P3"><text:s text:c="14"/></text:p>
      <text:p text:style-name="P3"><text:s text:c="14"/>List&lt;SHCM__Compensation_Grade_Change__c&gt; listSHCMCompensationGradeChange = new List&lt;SHCM__Compensation_Grade_Change__c&gt;();</text:p>
      <text:p text:style-name="P3"><text:s text:c="13"/></text:p>
      <text:p text:style-name="P3"><text:s text:c="14"/>for(SHCM__Compensation_Plan__c objComPlan :updateNewListHRCompensationPlan)</text:p>
      <text:p text:style-name="P3"><text:s text:c="14"/>{</text:p>
      <text:p text:style-name="P3"><text:s text:c="18"/>system.debug('New List Of compensatin plan--'+updateNewListHRCompensationPlan);</text:p>
      <text:p text:style-name="P3"><text:s text:c="18"/>if(objComPlan.SHCM__status__c == 'Submitted'){</text:p>
      <text:p text:style-name="P3"><text:s text:c="22"/>for(SHCM__Compensation_Grade__c objSHCMCompensationGrade : listSHCMCompensationGrade){</text:p>
      <text:p text:style-name="P3"><text:s text:c="21"/></text:p>
      <text:p text:style-name="P3"><text:s text:c="24"/>SHCM__Compensation_Grade_Change__c objSHCMCompensationGradeChange = <text:soft-page-break/>new SHCM__Compensation_Grade_Change__c();</text:p>
      <text:p text:style-name="P3"><text:s text:c="24"/>system.debug('objSHCMCompensationGrade.id======'+objSHCMCompensationGrade.id);</text:p>
      <text:p text:style-name="P3"><text:s text:c="24"/>objSHCMCompensationGradeChange.SHCM__compensationGrade__c = objSHCMCompensationGrade.id;</text:p>
      <text:p text:style-name="P3"><text:s text:c="24"/>objSHCMCompensationGradeChange.SHCM__approvalDate__c <text:s text:c="11"/>= objSHCMCompensationGrade.SHCM__approvalDate__c;</text:p>
      <text:p text:style-name="P3"><text:s text:c="24"/>objSHCMCompensationGradeChange.SHCM__compensationPlan__c <text:s text:c="7"/>= objSHCMCompensationGrade.SHCM__compensationPlan__c;</text:p>
      <text:p text:style-name="P3"><text:s text:c="24"/>objSHCMCompensationGradeChange.SHCM__defaultBaseCompensation__c = objSHCMCompensationGrade.SHCM__defaultBaseCompensation__c;</text:p>
      <text:p text:style-name="P3"><text:s text:c="24"/>objSHCMCompensationGradeChange.SHCM__description__c <text:s text:c="12"/>= objSHCMCompensationGrade.SHCM__description__c;</text:p>
      <text:p text:style-name="P3"><text:s text:c="24"/>objSHCMCompensationGradeChange.SHCM__gradeStep__c <text:s text:c="14"/>= objSHCMCompensationGrade.SHCM__gradeStep__c;</text:p>
      <text:p text:style-name="P3"><text:s text:c="24"/>objSHCMCompensationGradeChange.SHCM__maximum__c <text:s text:c="16"/>= objSHCMCompensationGrade.SHCM__maximum__c;</text:p>
      <text:p text:style-name="P3"><text:s text:c="24"/>objSHCMCompensationGradeChange.SHCM__midpoint__c <text:s text:c="15"/>= objSHCMCompensationGrade.SHCM__midpoint__c;</text:p>
      <text:p text:style-name="P3"><text:s text:c="24"/>objSHCMCompensationGradeChange.SHCM__minimum__c <text:s text:c="16"/>= objSHCMCompensationGrade.SHCM__minimum__c;</text:p>
      <text:p text:style-name="P3"><text:s text:c="21"/>// <text:s text:c="2"/>objSHCMCompensationGradeChange.SHCM__rangeSpread__c <text:s text:c="11"/>= objSHCMCompensationGrade.SHCM__rangeSpread__c;</text:p>
      <text:p text:style-name="P3"><text:s text:c="24"/>objSHCMCompensationGradeChange.SHCM__status__c <text:s text:c="17"/>= objSHCMCompensationGrade.SHCM__status__c; </text:p>
      <text:p text:style-name="P3"><text:s text:c="24"/>objSHCMCompensationGradeChange.SHCM__targetBonusPercent__c <text:s text:c="5"/>= objSHCMCompensationGrade.SHCM__targetBonusPercent__c;</text:p>
      <text:p text:style-name="P3"><text:s text:c="24"/>objSHCMCompensationGradeChange.SHCM__targetMeritPercent__c <text:s text:c="5"/>= objSHCMCompensationGrade.SHCM__targetMeritPercent__c;</text:p>
      <text:p text:style-name="P3"><text:s text:c="24"/>listSHCMCompensationGradeChange.add(objSHCMCompensationGradeChange);</text:p>
      <text:p text:style-name="P3"><text:s text:c="22"/>}</text:p>
      <text:p text:style-name="P3"><text:s text:c="18"/>} <text:s text:c="5"/></text:p>
      <text:p text:style-name="P3"><text:s text:c="15"/>} <text:s/></text:p>
      <text:p text:style-name="P3"><text:s text:c="15"/>if(listSHCMCompensationGradeChange.size() &gt; 0 ){</text:p>
      <text:p text:style-name="P3"><text:s text:c="16"/>dataBase.insert(listSHCMCompensationGradeChange); </text:p>
      <text:p text:style-name="P3"><text:s text:c="15"/></text:p>
      <text:p text:style-name="P3"><text:s text:c="15"/>} <text:s text:c="5"/></text:p>
      <text:p text:style-name="P3"><text:s text:c="11"/>} 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7:14:03.130155471</meta:creation-date>
    <dc:date>2017-08-10T13:35:44.984958456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5" meta:paragraph-count="176" meta:word-count="454" meta:character-count="11448" meta:non-whitespace-character-count="8523"/>
  </office:meta>
</office:document-meta>
</file>